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98000002579DAC106ABF7934A6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drawing>
      <draw:page draw:name="page1" draw:style-name="dp1" draw:master-page-name="Padrão">
        <draw:frame draw:name="Content Placeholder 1" draw:style-name="gr1" draw:text-style-name="P1" draw:layer="layout" svg:width="21.825cm" svg:height="11.096cm" svg:x="0.503cm" svg:y="0.502cm">
          <draw:image xlink:href="Pictures/1000000100000498000002579DAC106ABF7934A6.tif" xlink:type="simple" xlink:show="embed" xlink:actuate="onLoad" draw:mime-type="image/tiff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2.83cm" fo:page-height="12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10-18T07:55:14.017323201</dc:date>
    <meta:editing-duration>PT18H45M14S</meta:editing-duration>
    <meta:editing-cycles>22</meta:editing-cycles>
    <meta:generator>LibreOffice/7.4.1.2$Linux_X86_64 LibreOffice_project/40$Build-2</meta:generator>
    <meta:document-statistic meta:object-count="1"/>
  </office:meta>
</office:document-meta>
</file>